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45"/>
    </style:style>
    <style:style style:name="ce3" style:family="table-cell" style:parent-style-name="Default" style:data-style-name="N0">
      <style:table-cell-properties style:vertical-align="top" fo:background-color="#FCE4D6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fo:background-color="#E2EFDA" style:rotation-angle="9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7E6E6"/>
    </style:style>
    <style:style style:name="ce8" style:family="table-cell" style:parent-style-name="Default" style:data-style-name="N0">
      <style:table-cell-properties style:vertical-align="automatic" fo:background-color="#F8CBAD"/>
    </style:style>
    <style:style style:name="ce9" style:family="table-cell" style:parent-style-name="Default" style:data-style-name="N0">
      <style:table-cell-properties style:vertical-align="automatic" fo:background-color="#C6E0B4"/>
    </style:style>
    <style:style style:name="ce10" style:family="table-cell" style:parent-style-name="Default" style:data-style-name="N0">
      <style:table-cell-properties fo:background-color="#DDEBF7"/>
    </style:style>
    <style:style style:name="ce11" style:family="table-cell" style:parent-style-name="Default" style:data-style-name="N0">
      <style:table-cell-properties style:vertical-align="automatic" fo:background-color="#DDEBF7" style:rotation-angle="45"/>
    </style:style>
    <style:style style:name="ce12" style:family="table-cell" style:parent-style-name="Default" style:data-style-name="N0">
      <style:table-cell-properties fo:background-color="#FFF2CC"/>
    </style:style>
    <style:style style:name="ce13" style:family="table-cell" style:parent-style-name="Default" style:data-style-name="N0">
      <style:table-cell-properties style:vertical-align="automatic" fo:background-color="#FFF2CC" style:rotation-angle="45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Hyper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wrap-option="wrap" fo:background-color="#E7E6E6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 fo:wrap-option="wrap" fo:background-color="#FFF2CC"/>
    </style:style>
    <style:style style:name="ce19" style:family="table-cell" style:parent-style-name="Hyperlink" style:data-style-name="N0">
      <style:table-cell-properties style:vertical-align="automatic" fo:wrap-option="wrap" fo:background-color="#FFF2CC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0.468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29116666666667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10.0541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71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0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[.$C3]&gt;0))" style:apply-style-name="cf4" style:base-cell-address="Structure_of_the_course.A3"/>
    </style:style>
    <style:style style:name="ce21" style:family="table-cell" style:parent-style-name="Default" style:data-style-name="N0">
      <style:table-cell-properties style:vertical-align="automatic"/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[.$C3]&gt;0))" style:apply-style-name="cf4" style:base-cell-address="Structure_of_the_course.A3"/>
    </style:style>
    <style:style style:name="ce22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ISBLANK([.$C3])))" style:apply-style-name="cf2" style:base-cell-address="Structure_of_the_course.Q13"/>
      <style:map style:condition="of:is-true-formula(([.$O3]&gt;0)*([.$B3]&gt;0)*([.$C3]&gt;0))" style:apply-style-name="cf4" style:base-cell-address="Structure_of_the_course.A3"/>
    </style:style>
    <style:style style:name="ce23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[.$O43]&gt;0)" style:apply-style-name="cf1" style:base-cell-address="Structure_of_the_course.A43"/>
      <style:map style:condition="of:is-true-formula(([.$O3]&gt;0)*([.$B3]&gt;0)*([.$C3]&gt;0))" style:apply-style-name="cf4" style:base-cell-address="Structure_of_the_course.A3"/>
    </style:style>
    <style:style style:name="ce24" style:family="table-cell">
      <style:map style:condition="of:is-true-formula(([.$O59]&gt;0)*(ISBLANK([.$B59]))*(ISBLANK([.$C59])))" style:apply-style-name="cf3" style:base-cell-address="Structure_of_the_course.P60"/>
      <style:map style:condition="of:is-true-formula(([.$O59]&gt;0)*([.$B59]&gt;0)*(ISBLANK([.$C59])))" style:apply-style-name="cf2" style:base-cell-address="Structure_of_the_course.P60"/>
      <style:map style:condition="of:is-true-formula(([.$O59]&gt;0)*([.$B59]&gt;0)*([.$C59]&gt;0))" style:apply-style-name="cf4" style:base-cell-address="Structure_of_the_course.P60"/>
    </style:style>
    <style:style style:name="ce25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[.$O43]&gt;0)" style:apply-style-name="cf1" style:base-cell-address="Structure_of_the_course.P43"/>
      <style:map style:condition="of:is-true-formula(([.$O3]&gt;0)*([.$B3]&gt;0)*([.$C3]&gt;0))" style:apply-style-name="cf4" style:base-cell-address="Structure_of_the_course.A3"/>
    </style:style>
    <style:style style:name="ce26" style:family="table-cell">
      <style:map style:condition="of:is-true-formula(([.#REF!]&gt;0)*(ISBLANK([.#REF!]))*(ISBLANK([.#REF!])))" style:apply-style-name="cf3" style:base-cell-address="Structure_of_the_course.P52"/>
      <style:map style:condition="of:is-true-formula(([.#REF!]&gt;0)*([.#REF!]&gt;0)*(ISBLANK([.#REF!])))" style:apply-style-name="cf2" style:base-cell-address="Structure_of_the_course.P52"/>
      <style:map style:condition="of:is-true-formula(([.#REF!]&gt;0)*([.#REF!]&gt;0)*([.#REF!]&gt;0))" style:apply-style-name="cf4" style:base-cell-address="Structure_of_the_course.P52"/>
    </style:style>
    <style:style style:name="ce27" style:family="table-cell">
      <style:map style:condition="of:is-true-formula(([.$O247]&gt;0)*(ISBLANK([.$B247]))*(ISBLANK([.$C247])))" style:apply-style-name="cf3" style:base-cell-address="Structure_of_the_course.A247"/>
      <style:map style:condition="of:is-true-formula(([.$O247]&gt;0)*([.$B247]&gt;0)*(ISBLANK([.$C247])))" style:apply-style-name="cf2" style:base-cell-address="Structure_of_the_course.A247"/>
      <style:map style:condition="of:is-true-formula(([.$O247]&gt;0)*([.$B247]&gt;0)*([.$C247]&gt;0))" style:apply-style-name="cf4" style:base-cell-address="Structure_of_the_course.A247"/>
    </style:style>
    <style:style style:name="ce28" style:family="table-cell" style:parent-style-name="Default" style:data-style-name="N0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[.$C3]&gt;0))" style:apply-style-name="cf4" style:base-cell-address="Structure_of_the_course.A3"/>
    </style:style>
    <style:style style:name="ce29" style:family="table-cell">
      <style:map style:condition="of:is-true-formula(([.$O234]&gt;0)*(ISBLANK([.$B234]))*(ISBLANK([.$C234])))" style:apply-style-name="cf3" style:base-cell-address="Structure_of_the_course.P232"/>
      <style:map style:condition="of:is-true-formula(([.$O234]&gt;0)*([.$B234]&gt;0)*(ISBLANK([.$C234])))" style:apply-style-name="cf2" style:base-cell-address="Structure_of_the_course.P232"/>
      <style:map style:condition="of:is-true-formula(([.$O234]&gt;0)*([.$B234]&gt;0)*([.$C234]&gt;0))" style:apply-style-name="cf4" style:base-cell-address="Structure_of_the_course.P232"/>
    </style:style>
    <style:style style:name="ce30" style:family="table-cell">
      <style:map style:condition="of:is-true-formula(([.$O252]&gt;0)*(ISBLANK([.$B252]))*(ISBLANK([.$C252])))" style:apply-style-name="cf3" style:base-cell-address="Structure_of_the_course.A252"/>
      <style:map style:condition="of:is-true-formula(([.$O252]&gt;0)*([.$B252]&gt;0)*(ISBLANK([.$C252])))" style:apply-style-name="cf2" style:base-cell-address="Structure_of_the_course.A252"/>
      <style:map style:condition="of:is-true-formula(([.$O252]&gt;0)*([.$B252]&gt;0)*([.$C252]&gt;0))" style:apply-style-name="cf4" style:base-cell-address="Structure_of_the_course.A252"/>
    </style:style>
    <style:style style:name="ce31" style:family="table-cell">
      <style:map style:condition="of:is-true-formula(([.$O252]&gt;0)*(ISBLANK([.$B252]))*(ISBLANK([.$C252])))" style:apply-style-name="cf3" style:base-cell-address="Structure_of_the_course.B252"/>
      <style:map style:condition="of:is-true-formula(([.$O252]&gt;0)*([.$B252]&gt;0)*(ISBLANK([.$C252])))" style:apply-style-name="cf2" style:base-cell-address="Structure_of_the_course.B252"/>
      <style:map style:condition="of:is-true-formula(([.$O252]&gt;0)*([.$B252]&gt;0)*([.$C252]&gt;0))" style:apply-style-name="cf4" style:base-cell-address="Structure_of_the_course.B252"/>
    </style:style>
    <style:style style:name="ce32" style:family="table-cell" style:parent-style-name="Default" style:data-style-name="N0">
      <style:table-cell-properties style:vertical-align="automatic"/>
      <style:map style:condition="of:is-true-formula(([.$O255]&gt;0)*(ISBLANK([.$B255]))*(ISBLANK([.$C255])))" style:apply-style-name="cf3" style:base-cell-address="Structure_of_the_course.D255"/>
      <style:map style:condition="of:is-true-formula(([.$O255]&gt;0)*([.$B255]&gt;0)*(ISBLANK([.$C255])))" style:apply-style-name="cf2" style:base-cell-address="Structure_of_the_course.D255"/>
      <style:map style:condition="of:is-true-formula(([.$O255]&gt;0)*([.$B255]&gt;0)*([.$C255]&gt;0))" style:apply-style-name="cf4" style:base-cell-address="Structure_of_the_course.D255"/>
    </style:style>
    <style:style style:name="ce33" style:family="table-cell" style:parent-style-name="Default" style:data-style-name="N0">
      <style:table-cell-properties style:vertical-align="automatic"/>
      <style:map style:condition="of:is-true-formula(([.$O252]&gt;0)*(ISBLANK([.$B252]))*(ISBLANK([.$C252])))" style:apply-style-name="cf3" style:base-cell-address="Structure_of_the_course.D252"/>
      <style:map style:condition="of:is-true-formula(([.$O252]&gt;0)*([.$B252]&gt;0)*(ISBLANK([.$C252])))" style:apply-style-name="cf2" style:base-cell-address="Structure_of_the_course.D252"/>
      <style:map style:condition="of:is-true-formula(([.$O252]&gt;0)*([.$B252]&gt;0)*([.$C252]&gt;0))" style:apply-style-name="cf4" style:base-cell-address="Structure_of_the_course.D252"/>
    </style:style>
    <style:style style:name="ce34" style:family="table-cell" style:parent-style-name="Default" style:data-style-name="N0">
      <style:table-cell-properties style:vertical-align="automatic"/>
      <style:map style:condition="of:is-true-formula(([.$O253]&gt;0)*(ISBLANK([.$B253]))*(ISBLANK([.$C253])))" style:apply-style-name="cf3" style:base-cell-address="Structure_of_the_course.D253"/>
      <style:map style:condition="of:is-true-formula(([.$O253]&gt;0)*([.$B253]&gt;0)*(ISBLANK([.$C253])))" style:apply-style-name="cf2" style:base-cell-address="Structure_of_the_course.D253"/>
      <style:map style:condition="of:is-true-formula(([.$O253]&gt;0)*([.$B253]&gt;0)*([.$C253]&gt;0))" style:apply-style-name="cf4" style:base-cell-address="Structure_of_the_course.D253"/>
    </style:style>
    <style:style style:name="ce35" style:family="table-cell" style:parent-style-name="Default" style:data-style-name="N0">
      <style:table-cell-properties style:vertical-align="automatic"/>
      <style:map style:condition="of:is-true-formula(([.$O252]&gt;0)*(ISBLANK([.$B252]))*(ISBLANK([.$C252])))" style:apply-style-name="cf3" style:base-cell-address="Structure_of_the_course.B252"/>
      <style:map style:condition="of:is-true-formula(([.$O252]&gt;0)*([.$B252]&gt;0)*(ISBLANK([.$C252])))" style:apply-style-name="cf2" style:base-cell-address="Structure_of_the_course.B252"/>
      <style:map style:condition="of:is-true-formula(([.$O252]&gt;0)*([.$B252]&gt;0)*([.$C252]&gt;0))" style:apply-style-name="cf4" style:base-cell-address="Structure_of_the_course.B25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use_this_spreadsheet" table:style-name="ta1">
        <table:table-column table:style-name="co1" table:default-cell-style-name="ce14"/>
        <table:table-column table:style-name="co2" table:number-columns-repeated="16383" table:default-cell-style-name="ce1"/>
        <table:table-row table:style-name="ro1">
          <table:table-cell office:value-type="string" table:style-name="ce18">
            <text:p>This spreadsheet describes the structure of the online course "Learn the Scientific Method by Studying Clouds in a Changing Climate"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9">
            <text:p><text:a xlink:href="https://scientific-method-course.github.io/">(see https://scientific-method-course.github.io)</text:a></text:p>
          </table:table-cell>
          <table:table-cell table:number-columns-repeated="16383" table:style-name="ce1"/>
        </table:table-row>
        <table:table-row table:style-name="ro2">
          <table:table-cell table:style-name="ce15"/>
          <table:table-cell table:number-columns-repeated="16383" table:style-name="ce1"/>
        </table:table-row>
        <table:table-row table:style-name="ro2">
          <table:table-cell office:value-type="string" table:style-name="ce16">
            <text:p>The structure</text:p>
          </table:table-cell>
          <table:table-cell table:number-columns-repeated="11" table:style-name="ce7"/>
          <table:table-cell table:number-columns-repeated="16372"/>
        </table:table-row>
        <table:table-row table:style-name="ro2">
          <table:table-cell office:value-type="string" table:style-name="ce14">
            <text:p>The first 3 columns indicate the number of the modules, submodules and unit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Shaded lines indicate the titles of the respective hierarchie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The unshaded lines indicate the actual contents of the units (the lowest level within EdX: a single pag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The are two sets of columns in which one tick mark per set is give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* Trajectory: which of the three learning trajectories does this text contribute t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* Research cycle: which part of the research cycle is this text linked 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How to use</text:p>
          </table:table-cell>
          <table:table-cell table:number-columns-repeated="11" table:style-name="ce6"/>
          <table:table-cell table:number-columns-repeated="16372"/>
        </table:table-row>
        <table:table-row table:style-name="ro1">
          <table:table-cell office:value-type="string" table:style-name="ce14">
            <text:p>This spreadsheet can be used to isolate/locate the parts of the course that are part of a specific learning trajectory. This can be done using the filter at the top of each column (select the rows with a 'x'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In that way, individual learning trajectories can be re-used in other courses (possibly some modification is necessary due to the tight integration of the three learning trajectories)</text:p>
          </table:table-cell>
          <table:table-cell table:number-columns-repeated="16383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Structure_of_the_course" table:style-name="ta2">
        <table:table-column table:style-name="co3" table:number-columns-repeated="3" table:default-cell-style-name="ce1"/>
        <table:table-column table:style-name="co4" table:number-columns-repeated="11" table:default-cell-style-name="ce5"/>
        <table:table-column table:style-name="co3" table:default-cell-style-name="ce1"/>
        <table:table-column table:style-name="co5" table:default-cell-style-name="ce1"/>
        <table:table-column table:style-name="co2" table:number-columns-repeated="16368" table:default-cell-style-name="ce1"/>
        <table:table-row table:style-name="ro2">
          <table:table-cell table:number-columns-repeated="3" table:style-name="ce12"/>
          <table:table-cell office:value-type="string" table:style-name="ce8">
            <text:p>Trajectory</text:p>
          </table:table-cell>
          <table:table-cell table:number-columns-repeated="4" table:style-name="ce8"/>
          <table:table-cell office:value-type="string" table:style-name="ce9">
            <text:p>Research cycle</text:p>
          </table:table-cell>
          <table:table-cell table:number-columns-repeated="5" table:style-name="ce9"/>
          <table:table-cell table:number-columns-repeated="6" table:style-name="ce10"/>
          <table:table-cell table:number-columns-repeated="16364"/>
        </table:table-row>
        <table:table-row table:style-name="ro3">
          <table:table-cell office:value-type="string" table:style-name="ce13">
            <text:p>Module</text:p>
          </table:table-cell>
          <table:table-cell office:value-type="string" table:style-name="ce13">
            <text:p>Submodule</text:p>
          </table:table-cell>
          <table:table-cell office:value-type="string" table:style-name="ce13">
            <text:p>Unit</text:p>
          </table:table-cell>
          <table:table-cell office:value-type="string" table:style-name="ce3">
            <text:p>General</text:p>
          </table:table-cell>
          <table:table-cell office:value-type="string" table:style-name="ce3">
            <text:p>Phi personal</text:p>
          </table:table-cell>
          <table:table-cell office:value-type="string" table:style-name="ce3">
            <text:p>Phi</text:p>
          </table:table-cell>
          <table:table-cell office:value-type="string" table:style-name="ce3">
            <text:p>Meth</text:p>
          </table:table-cell>
          <table:table-cell office:value-type="string" table:style-name="ce3">
            <text:p>Meteo</text:p>
          </table:table-cell>
          <table:table-cell office:value-type="string" table:style-name="ce4">
            <text:p>Theory</text:p>
          </table:table-cell>
          <table:table-cell office:value-type="string" table:style-name="ce4">
            <text:p>Hypothesis</text:p>
          </table:table-cell>
          <table:table-cell office:value-type="string" table:style-name="ce4">
            <text:p>Exp.</text:p>
          </table:table-cell>
          <table:table-cell office:value-type="string" table:style-name="ce4">
            <text:p>Analysis</text:p>
          </table:table-cell>
          <table:table-cell office:value-type="string" table:style-name="ce4">
            <text:p>Conclusion</text:p>
          </table:table-cell>
          <table:table-cell office:value-type="string" table:style-name="ce4">
            <text:p>Synthesis</text:p>
          </table:table-cell>
          <table:table-cell office:value-type="string" table:style-name="ce11">
            <text:p>Title</text:p>
          </table:table-cell>
          <table:table-cell office:value-type="string" table:style-name="ce11">
            <text:p>Description</text:p>
          </table:table-cell>
          <table:table-cell table:number-columns-repeated="4" table:style-name="ce11"/>
          <table:table-cell table:number-columns-repeated="16364" table:style-name="ce2"/>
        </table:table-row>
        <table:table-row table:style-name="ro2">
          <table:table-cell office:value-type="float" office:value="0" table:style-name="ce20">
            <text:p>0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Introduction to the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Introduction to the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Before we star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Before we star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Course structur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ourse structur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The Perspectives Present in this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3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Perspectives Present in this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4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2" table:style-name="ce20">
            <text:p>0.2</text:p>
          </table:table-cell>
          <table:table-cell office:value-type="string" table:style-name="ce20">
            <text:p>0.2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Get to know EdX</text:p>
          </table:table-cell>
          <table:table-cell table:style-name="ce20"/>
          <table:table-cell table:style-name="ce22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2" table:style-name="ce20">
            <text:p>0.2</text:p>
          </table:table-cell>
          <table:table-cell office:value-type="string" table:style-name="ce20">
            <text:p>0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Get to know Ed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Know they tool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1000000000000001" table:style-name="ce20">
            <text:p>1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1000000000000001" table:style-name="ce20">
            <text:p>1.1</text:p>
          </table:table-cell>
          <table:table-cell office:value-type="string" table:style-name="ce20">
            <text:p>1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1000000000000001" table:style-name="ce20">
            <text:p>1.1</text:p>
          </table:table-cell>
          <table:table-cell office:value-type="string" table:style-name="ce20">
            <text:p>1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 +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text and 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How can we Develop Scientific Knowledge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ationalism, empiricism, logical positivis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cycle in six step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e and Study the ABL-Land Syste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ixed layer budget equations intro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lationship between theory and model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methods used in meteorolog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imple Overview of the Mixed-Layer 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ixed layer budget equations and boundary layer heigh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From Complex Reality to Systematic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Logical positivism, research question and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roperties of a good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eductive and inductive reason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question to guide your first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est the quality of our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3">
            <text:p>1</text:p>
          </table:table-cell>
          <table:table-cell office:value-type="float" office:value="1.4" table:style-name="ce23">
            <text:p>1.4</text:p>
          </table:table-cell>
          <table:table-cell office:value-type="string" table:style-name="ce23">
            <text:p>1.4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5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ing the CLASS Mode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ing the CLASS Mode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esign of the sensitivity experiment in relation to the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lation to the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the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Cycling between experiment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6">
            <text:p>Modified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modified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ptional sensitivity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tivation for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bservations needed fot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the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4">
            <text:p>Modifications to model setup based on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hat can we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What can we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our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lay fair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Everything has a cau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1" table:style-name="ce20">
            <text:p>2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1" table:style-name="ce20">
            <text:p>2.1</text:p>
          </table:table-cell>
          <table:table-cell office:value-type="string" table:style-name="ce20">
            <text:p>2.1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1" table:style-name="ce20">
            <text:p>2.1</text:p>
          </table:table-cell>
          <table:table-cell office:value-type="string" table:style-name="ce20">
            <text:p>2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 +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tific Knowledge is More Than Fac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Logical positivsm, empirical cycl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cientific research cycle in 3 steps: observation, induction, verific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riticism to logical positivism: theory-ladenness of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riticism to logical positivism: logical soundness of verific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riticism to logical positivism: observability of variabl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How are clouds formed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How are clouds formed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The effect of ...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lation between a cause and an effec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effect of surface sensible heat flux and initial temperature jump on ...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ausalit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ausality is a relation between a cause and its effect,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problem of induction: no guarantee that A always causes B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What causes deepening of the boundary layer: a complete reasoning chai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research question directs our research in this modul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omputer Simulation in Scientific Practic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relation between theory, model and simul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ange of models used in the field meteorology and the place of CLASS in this landscap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bservations needed fot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the validation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Modifications to model setup based on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to temperature and moisture chan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tivation of sensitivity experiment based on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sensitivity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sysis of sensitivity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Link temperature related experiments from module 1 to moisture-related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esign your own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e your own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hat can we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Formulate answers to the research ques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Translate the research question into a testable hypothesis and identify the gaps in our knowled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ce relies on evidenc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Trust, verify, falsif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1" table:style-name="ce20">
            <text:p>3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1" table:style-name="ce20">
            <text:p>3.1</text:p>
          </table:table-cell>
          <table:table-cell office:value-type="string" table:style-name="ce20">
            <text:p>3.1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1" table:style-name="ce20">
            <text:p>3.1</text:p>
          </table:table-cell>
          <table:table-cell office:value-type="string" table:style-name="ce20">
            <text:p>3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itical rationalis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opper and critical rationalis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Hypothetical-deductive method: research cycle following Popper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From Radiation to Plant's Inpu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urface radiation and energy budget + pla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The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eedback loop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eedback loops in the climate syste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questions related to soil moisture effec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al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1.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Uncertainties in Scientific Simul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Aspects of uncertainty in simul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Uncertainty in climate simul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del validation as an iterative proces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bservations needed fot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your own model validation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Modifications to model setup based on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to Changes in Moisture and Humidit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8">
            <text:p>Guidelines to setup your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tivation for the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the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ze the results of the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at do you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Answer rhe research question and consider your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consider our original research question and come up with additional ques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Expose Scientific Hypotheses to Test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Scientific Progress is all about Asking Questions<text:s/>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0999999999999996" table:style-name="ce20">
            <text:p>4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0999999999999996" table:style-name="ce20">
            <text:p>4.1</text:p>
          </table:table-cell>
          <table:table-cell office:value-type="string" table:style-name="ce20">
            <text:p>4.1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0999999999999996" table:style-name="ce20">
            <text:p>4.1</text:p>
          </table:table-cell>
          <table:table-cell office:value-type="string" table:style-name="ce20">
            <text:p>4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tific Progres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uccession of paradigms, resarch programs, research tradi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arbon exchan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Uptake of CO2 by veget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ultimate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ormulate your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s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tific group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cientific groups, what is your research identity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ontext of this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your own model validation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e your own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Feedback on your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to Climate Chan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Context of the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Setup of the experiments <text:s/>- warmer climat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Analysis of the experiments - warmer climat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Setup of the experiments <text:s/>- increased CO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Analysis of the experiments - increased CO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Setup and analysis of experiments - C3 vs C4 pla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hat Do You Conclude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Guidelines to draw 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iscuss conclusions related to both our meteorological questions and the philosophical ques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Guidelines for an effective 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our research question and identify gaps in 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eract with the Scientific Communit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To plan or not to pla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0999999999999996" table:style-name="ce20">
            <text:p>5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0999999999999996" table:style-name="ce20">
            <text:p>5.1</text:p>
          </table:table-cell>
          <table:table-cell office:value-type="string" table:style-name="ce20">
            <text:p>5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0999999999999996" table:style-name="ce20">
            <text:p>5.1</text:p>
          </table:table-cell>
          <table:table-cell office:value-type="string" table:style-name="ce20">
            <text:p>5.1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Writing your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Designing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1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9">
            <text:p>Formulate your research motivation, research question and method; consult with your peer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riting your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1">
            <text:p>Write your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Receiving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view of your proposal: peer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1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ceive and provide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The final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inalize your proposal and hand it i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The proof of the puddi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1" table:style-name="ce20">
            <text:p>6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1" table:style-name="ce20">
            <text:p>6.1</text:p>
          </table:table-cell>
          <table:table-cell office:value-type="string" table:style-name="ce20">
            <text:p>6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1" table:style-name="ce20">
            <text:p>6.1</text:p>
          </table:table-cell>
          <table:table-cell office:value-type="string" table:style-name="ce20">
            <text:p>6.1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erforming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ome time to prepare for refle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1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questions regarding your methodolog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7">
            <text:p>6</text:p>
          </table:table-cell>
          <table:table-cell office:value-type="float" office:value="6.2" table:style-name="ce27">
            <text:p>6.2</text:p>
          </table:table-cell>
          <table:table-cell office:value-type="string" table:style-name="ce27">
            <text:p>6.2.1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questions related to your per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erforming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2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Perform your research projec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porting on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Write your research repor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table:style-name="ce31"/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Receiving feedback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1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1">
            <text:p>Review of your report: peer feedback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1</text:p>
          </table:table-cell>
          <table:table-cell table:style-name="ce35"/>
          <table:table-cell table:style-name="ce35"/>
          <table:table-cell table:style-name="ce35"/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style-name="ce31"/>
          <table:table-cell office:value-type="string" table:style-name="ce31">
            <text:p>Receive and provide feedback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2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1">
            <text:p>The final report<text:s/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2</text:p>
          </table:table-cell>
          <table:table-cell table:style-name="ce35"/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style-name="ce31"/>
          <table:table-cell office:value-type="string" table:style-name="ce31">
            <text:p>Finalize your report, including appendices on methodology and your checklist; and hand it in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number-rows-repeated="753" table:style-name="ro2"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number-rows-repeated="1047567" table:style-name="ro2">
          <table:table-cell table:number-columns-repeated="16384"/>
        </table:table-row>
      </table:table>
      <table:database-ranges>
        <table:database-range table:target-range-address="Structure_of_the_course.A2:Structure_of_the_course.P25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4B084"/>
    </style:style>
    <style:style style:name="cf2" style:family="table-cell">
      <style:table-cell-properties fo:background-color="#D9D9D9"/>
    </style:style>
    <style:style style:name="cf3" style:family="table-cell">
      <style:table-cell-properties fo:background-color="#A6A6A6"/>
    </style:style>
    <style:style style:name="cf4" style:family="table-cell">
      <style:table-cell-properties fo:background-color="#F2F2F2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9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ene, Arnold</meta:initial-creator>
    <dc:creator>Moene, Arnold</dc:creator>
    <meta:creation-date>2019-09-24T10:37:26Z</meta:creation-date>
    <dc:date>2019-09-27T11:29:56Z</dc:date>
    <meta:print-date>2019-09-26T13:43:00Z</meta:print-date>
  </office:meta>
</office:document-meta>
</file>